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WebRequestInterceptor.preHandle( 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HandlerInterceptor1.postHandle( HttpServletRequest request , HttpServletResponse response , Object handler , @ Nullable ModelAndView modelAndVie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WebRequestInterceptor.postHandle( WebRequest request , @ Nullable ModelMap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Resolver.getMultipartHeaders( String paramOr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HandlerAdapter.supports( Object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ervlet.get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Resolver.cleanupMultipart( Multipart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HandlerInterceptor2.postHandle( HttpServletRequest request , HttpServletResponse response , Object handler , @ Nullable ModelAndView modelAndVie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DummyAdapter.supports( Object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Resolver.getMultipartContentType( String paramOr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DummyAdapter.handle( HttpServletRequest request , HttpServletResponse response ,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ViewController.handleReque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ervlet.init( ServletConfig serv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LocaleChecker.doSomething( HttpServletRequest reques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MyHandlerInterceptor1.afterCompletion( HttpServletRequest request , HttpServletResponse response , Object handler , 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lexWebApplicationContext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MockMultipartResolver.resolveMultipart(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yHandlerInterceptor2.preHandle( HttpServletRequest request , HttpServletResponse response , Object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Serv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HandlerAdapter.getLastModified( HttpServletRequest request ,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ultipartResolver.isMultipar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lexLocaleChecker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Servlet.getServ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HandlerInterceptor2.afterCompletion( HttpServletRequest request , HttpServletResponse response , Object handler , 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dyController.handleReque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DummyAdapter.getLastModified( HttpServletRequest request ,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pplicationListener.onApplicationEvent( RequestHandl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HandlerInterceptor1.preHandle( HttpServletRequest request , HttpServletResponse response , Object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Servlet.service( ServletRequest servletRequest , 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HandlerAdapt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HandlerAdapter.handle( HttpServletRequest request , HttpServletResponse response ,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WebRequestInterceptor.afterCompletion( WebRequest request , @ Nullable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Controller.handleRequest(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